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Fira Sans" svg:font-family="'Fira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imbus Sans" svg:font-family="'Nimbus Sans'" style:font-adornments="Regular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/>
  </office:font-face-decls>
  <office:automatic-styles>
    <style:style style:name="P1" style:family="paragraph" style:parent-style-name="Heading_20_1">
      <style:paragraph-properties fo:margin-top="0.278in" fo:margin-bottom="0.0835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20pt" fo:language="es" fo:country="ES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officeooo:paragraph-rsid="00349b70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officeooo:paragraph-rsid="00349b70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s" fo:country="ES" fo:font-style="normal" style:text-underline-style="none" fo:font-weight="normal" officeooo:rsid="003372e0" officeooo:paragraph-rsid="00349b70" style:text-blinking="false" fo:background-color="#ffff00" style:font-size-asian="11.5pt" style:font-size-complex="11.5pt"/>
    </style:style>
    <style:style style:name="P6" style:family="paragraph" style:parent-style-name="Text_20_body">
      <style:text-properties style:font-name="Liberation Serif" fo:language="es" fo:country="ES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language="es" fo:country="ES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language="es" fo:country="ES" officeooo:paragraph-rsid="002b19ed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language="es" fo:country="ES" fo:font-weight="normal" officeooo:paragraph-rsid="00349b70"/>
    </style:style>
    <style:style style:name="P10" style:family="paragraph" style:parent-style-name="Standard" style:list-style-name="L1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s" fo:country="ES" fo:font-style="normal" style:text-underline-style="none" fo:font-weight="normal" officeooo:rsid="0025eab4" officeooo:paragraph-rsid="00349b70" style:text-blinking="false" fo:background-color="transparent" style:font-size-asian="11.5pt" style:font-size-complex="11.5pt"/>
    </style:style>
    <style:style style:name="P11" style:family="paragraph" style:parent-style-name="Standard" style:list-style-name="L1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officeooo:paragraph-rsid="00349b70" style:text-blinking="false" fo:background-color="transparent"/>
    </style:style>
    <style:style style:name="P12" style:family="paragraph" style:parent-style-name="Standard" style:list-style-name="L1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paragraph-rsid="00349b70" style:text-blinking="false" fo:background-color="transparent" style:font-size-asian="11pt" style:font-size-complex="11pt"/>
    </style:style>
    <style:style style:name="P13" style:family="paragraph" style:parent-style-name="Standard" style:list-style-name="L1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es" fo:country="ES" fo:font-style="normal" style:text-underline-style="none" fo:font-weight="normal" officeooo:rsid="0025eab4" officeooo:paragraph-rsid="00349b70" style:text-blinking="false" fo:background-color="#ffff00"/>
    </style:style>
    <style:style style:name="P14" style:family="paragraph" style:parent-style-name="Standard" style:list-style-name="L1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es" fo:country="ES" fo:font-style="normal" style:text-underline-style="none" fo:font-weight="normal" officeooo:paragraph-rsid="00349b70" style:text-blinking="false" fo:background-color="transparent"/>
    </style:style>
    <style:style style:name="P15" style:family="paragraph" style:parent-style-name="Standard" style:list-style-name="L1">
      <style:paragraph-properties fo:margin-top="0in" fo:margin-bottom="0in" style:contextual-spacing="false" fo:line-height="138%" style:writing-mode="lr-tb"/>
      <style:text-properties style:font-name="Liberation Serif" fo:language="es" fo:country="ES" officeooo:paragraph-rsid="00349b70"/>
    </style:style>
    <style:style style:name="P16" style:family="paragraph" style:parent-style-name="Standard" style:list-style-name="L1">
      <style:paragraph-properties fo:margin-top="0in" fo:margin-bottom="0in" style:contextual-spacing="false" fo:line-height="138%" style:writing-mode="lr-tb"/>
      <style:text-properties style:font-name="Liberation Serif" fo:font-size="11pt" fo:language="es" fo:country="ES" fo:font-weight="normal" officeooo:paragraph-rsid="00349b70" style:font-size-asian="11pt" style:font-size-complex="11pt"/>
    </style:style>
    <style:style style:name="P17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349b70" officeooo:paragraph-rsid="00349b70" style:text-blinking="false" fo:background-color="transparent"/>
    </style:style>
    <style:style style:name="P18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officeooo:paragraph-rsid="00349b70" style:text-blinking="false" fo:background-color="transparent"/>
    </style:style>
    <style:style style:name="P1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5eab4" officeooo:paragraph-rsid="00349b70" style:text-blinking="false" fo:background-color="transparent"/>
    </style:style>
    <style:style style:name="P20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s" fo:country="ES" fo:font-style="normal" style:text-underline-style="none" fo:font-weight="bold" officeooo:rsid="002396a9" officeooo:paragraph-rsid="00349b70" style:text-blinking="false" fo:background-color="#ffff00" style:font-size-asian="11.5pt" style:font-weight-asian="bold" style:font-size-complex="11.5pt" style:font-weight-complex="bold"/>
    </style:style>
    <style:style style:name="P21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.5pt" fo:language="es" fo:country="ES" fo:font-style="normal" style:text-underline-style="none" fo:font-weight="normal" officeooo:rsid="003372e0" officeooo:paragraph-rsid="00349b70" style:text-blinking="false" fo:background-color="#ffff00" style:font-size-asian="11.5pt" style:font-weight-asian="normal" style:font-size-complex="11.5pt" style:font-weight-complex="normal"/>
    </style:style>
    <style:style style:name="P22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officeooo:paragraph-rsid="00349b70"/>
    </style:style>
    <style:style style:name="P23" style:family="paragraph" style:parent-style-name="Text_20_body" style:list-style-name="L2">
      <style:paragraph-properties fo:margin-top="0in" fo:margin-bottom="0in" style:contextual-spacing="false" fo:line-height="138%" style:writing-mode="lr-tb"/>
      <style:text-properties officeooo:paragraph-rsid="00349b70"/>
    </style:style>
    <style:style style:name="P24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style:text-position="sub 58%" style:font-name="Liberation Serif" fo:language="es" fo:country="ES" officeooo:paragraph-rsid="00349b70"/>
    </style:style>
    <style:style style:name="P25" style:family="paragraph">
      <style:paragraph-properties fo:text-align="start"/>
      <style:text-properties fo:color="#000000" style:font-name="Liberation Serif1" fo:font-size="11pt"/>
    </style:style>
    <style:style style:name="P26" style:family="paragraph">
      <style:paragraph-properties fo:text-align="start"/>
      <style:text-properties fo:color="#111111" style:font-name="Liberation Serif1" fo:font-size="11pt"/>
    </style:style>
    <style:style style:name="P27" style:family="paragraph">
      <style:paragraph-properties fo:text-align="start"/>
      <style:text-properties fo:color="#000000" style:font-name="Fira Sans" fo:font-weight="normal"/>
    </style:style>
    <style:style style:name="P28" style:family="paragraph">
      <style:paragraph-properties fo:text-align="start"/>
      <style:text-properties fo:color="#000000" style:text-line-through-style="none" style:text-line-through-type="none" style:font-name="Z003" fo:font-size="11pt" fo:font-style="italic" style:text-underline-style="solid" style:text-underline-width="auto" fo:font-weight="normal"/>
    </style:style>
    <style:style style:name="P29" style:family="paragraph">
      <style:paragraph-properties fo:text-align="start"/>
      <style:text-properties fo:color="#000000" style:text-line-through-style="none" style:text-line-through-type="none" style:font-name="Nimbus Sans" fo:font-style="normal" style:text-underline-style="solid" style:text-underline-width="auto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31e4ab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349b70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#ffff00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5eab4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7a29b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#ffff00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31e4ab" style:text-blinking="false" fo:background-color="#ffff00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349b70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2bc6d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style:text-blinking="false" fo:background-color="#ffff00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normal" officeooo:rsid="002396a9" style:text-blinking="false" fo:background-color="#ffff00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bold" style:text-blinking="false" fo:background-color="#ffff00" loext:char-shading-value="0" style:font-weight-asian="bold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bold" officeooo:rsid="0031e4ab" style:text-blinking="false" fo:background-color="#ffff00" loext:char-shading-value="0" style:font-weight-asian="bold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s" fo:country="ES" fo:font-style="normal" style:text-underline-style="none" fo:font-weight="bold" officeooo:rsid="0025eab4" style:text-blinking="false" fo:background-color="#ffff00" loext:char-shading-value="0" style:font-weight-asian="bold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5eab4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49b70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#ffff00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5eab4" style:text-blinking="false" fo:background-color="#ffff00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5eab4" style:text-blinking="false" fo:background-color="#ffff00" loext:char-shading-value="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5034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style:style style:name="gr1" style:family="graphic">
      <style:graphic-properties draw:textarea-vertical-align="middle" fo:background-color="#ffffff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ff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 style:data-style-name="C10049">
      <style:graphic-properties fo:background-color="#ffffff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ackground-color="#ffffff" fo:border="none #b2b2b2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049" number:language="de" number:country="D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grese su nombre completo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grese su nombre completo"/>
              <form:property form:property-name="ObjIDinMSO" office:value-type="float" office:value="65535"/>
            </form:properties>
          </form:text>
          <form:date form:name="Fecha" form:control-implementation="ooo:com.sun.star.form.component.DateField" xml:id="control3" form:id="control3" form:min-value="1800-01-01" form:value="2025-01-25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checkbox form:name="CheckPool" form:control-implementation="ooo:com.sun.star.form.component.CheckBox" xml:id="control4" form:id="control4" form:label="Mi nombre y afiliación (e.g. mi organización o comunidad).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 I am part of). I am aware that allowing THE ORGANIZATION to publish my name as part of the investigation may create a risk to my security.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liminar" form:control-implementation="ooo:com.sun.star.form.component.CheckBox" xml:id="control5" form:id="control5" form:label="Quiero que mi identidad sea anónima.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Pool" form:control-implementation="ooo:com.sun.star.form.component.CheckBox" xml:id="control6" form:id="control6" form:label="Incluir mi información en un repositorio anonimizado para futuros análisi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liminar" form:control-implementation="ooo:com.sun.star.form.component.CheckBox" xml:id="control7" form:id="control7" form:label="Eliminar la información relacionada a mis dispositivos una vez se complete el análisi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317373c7-7fff-d644-2329-623d65e9e598"/><text:span text:style-name="T25">Carta de c</text:span>onsentimiento para análisis forense </text:h>
      <text:p text:style-name="P6"/>
      <text:p text:style-name="P9"><text:span text:style-name="T3">A través de la presente carta, y</text:span><text:span text:style-name="T1">o</text:span><text:span text:style-name="T2"> </text:span><text:span text:style-name="T1"><draw:control text:anchor-type="as-char" svg:y="-0.1874in" draw:z-index="0" draw:name="Control 1" draw:style-name="gr4" draw:text-style-name="P29" svg:width="2.1516in" svg:height="0.2705in" draw:control="control1"/></text:span><text:span text:style-name="T1"><text:s/>, </text:span><text:span text:style-name="T3">en adelante PERSONA BENEFICIARIA y </text:span><text:span text:style-name="T4">[</text:span><text:span text:style-name="T9">agregue </text:span><text:span text:style-name="T8">nombre de organización que realiza el análisis</text:span><text:span text:style-name="T4">]</text:span><text:span text:style-name="T1">, en adelante LA ORGANIZACIÓN, </text:span><text:span text:style-name="T3">acordamos trabajar de forma voluntaria </text:span><text:span text:style-name="T1">en el análisis e investigación de mi(s) dispositivo(s) electrónico(s) y/o cuentas atacadas y/o infectadas con spyware (programa espía) u otros programas dañinos. </text:span></text:p>
      <text:p text:style-name="P17"/>
      <text:p text:style-name="P17">Acordamos lo siguiente: </text:p>
      <text:p text:style-name="P17"/>
      <text:list xml:id="list3250579652" text:style-name="L1">
        <text:list-item>
          <text:p text:style-name="P22"><text:span text:style-name="T11">En relación al objetivo de la investigación, acordamos que </text:span><text:span text:style-name="T12">LA ORGANIZACIÓN </text:span><text:span text:style-name="T13">[</text:span><text:span text:style-name="T16">a</text:span><text:span text:style-name="T15">gregue objetivo de la investigación, </text:span><text:span text:style-name="T13">por ejemplo: recolectará y analizará información digital con el objetivo de establecer hipótesis verificables sobre potenciales ataques</text:span><text:span text:style-name="T14">]</text:span><text:span text:style-name="T10">. Esto no compromete a LA ORGANIZACIÓN a entregar ningún resultado o reporte, ni a publicar los hallazgos. </text:span></text:p>
          <text:p text:style-name="P24"/>
        </text:list-item>
        <text:list-item>
          <text:p text:style-name="P20"><text:span text:style-name="T24">[</text:span>Si se requiere consentimiento para publicar información,<text:span text:style-name="T24"> ajustar: En particular, doy permiso a LA ORGANIZACIÓN a publicar la siguiente información en blog posts, reportes u otros contenidos públicos:</text:span></text:p>
          <text:p text:style-name="P10"/>
          <text:p text:style-name="P10"><draw:control text:anchor-type="as-char" svg:y="-0.0811in" draw:z-index="3" draw:name="Control 6" draw:style-name="gr2" draw:text-style-name="P26" svg:width="5.9303in" svg:height="0.2713in" draw:control="control4"/></text:p>
          <text:p text:style-name="P10"><draw:control text:anchor-type="as-char" svg:y="-0.111in" draw:z-index="4" draw:name="Control 7" draw:style-name="gr2" draw:text-style-name="P25" svg:width="6.5205in" svg:height="0.2713in" draw:control="control5"/></text:p>
        </text:list-item>
      </text:list>
      <text:p text:style-name="P5"/>
      <text:list xml:id="list112109687049724" text:continue-numbering="true" text:style-name="L1">
        <text:list-header>
          <text:p text:style-name="P21">Entiendo que permitir a LA ORGANIZACIÓN publicar mi información podría resultar en riesgos adicionales para mi seguridad.]</text:p>
          <text:p text:style-name="P21"/>
        </text:list-header>
        <text:list-item>
          <text:p text:style-name="P18">La información a recolectar incluye lo siguiente: </text:p>
        </text:list-item>
      </text:list>
      <text:p text:style-name="P3"/>
      <text:list xml:id="list3915598950" text:style-name="L2">
        <text:list-item>
          <text:p text:style-name="P23"><text:span text:style-name="T17">[Detalle de información a recolectar</text:span><text:span text:style-name="T14">]</text:span></text:p>
        </text:list-item>
      </text:list>
      <text:p text:style-name="P3"/>
      <text:list xml:id="list112110780430856" text:continue-list="list112109687049724" text:style-name="L1">
        <text:list-item>
          <text:p text:style-name="P15"><text:span text:style-name="T6">Una vez concluida la investigación, </text:span><text:span text:style-name="T7">solicito </text:span><text:span text:style-name="T6">a LA ORGANIZACIÓN: </text:span></text:p>
          <text:p text:style-name="P18"/>
          <text:p text:style-name="P11"><draw:control text:anchor-type="as-char" draw:z-index="5" draw:name="Control 2" draw:style-name="gr1" draw:text-style-name="P26" svg:width="5.4512in" svg:height="0.2713in" draw:control="control6"/></text:p>
          <text:p text:style-name="P11"><draw:control text:anchor-type="as-char" draw:z-index="6" draw:name="Control 3" draw:style-name="gr1" draw:text-style-name="P25" svg:width="6.0551in" svg:height="0.2713in" draw:control="control7"/></text:p>
        </text:list-item>
      </text:list>
      <text:p text:style-name="P2"/>
      <text:p text:style-name="P2"/>
      <text:p text:style-name="P2"/>
      <text:list xml:id="list112110505896329" text:continue-numbering="true" text:style-name="L1">
        <text:list-item>
          <text:p text:style-name="P16"><text:bookmark text:name="docs-internal-guid-e21ae277-7fff-02dc-1100-50c77140086a"/><text:soft-page-break/><text:span text:style-name="T19">Soy consciente que LA ORGANIZACIÓN podría tener acceso a información privada y/o íntima en este proceso de investigación, por lo que LA ORGANIZACIÓN </text:span><text:span text:style-name="T22">[agregar detalle sobre </text:span><text:span text:style-name="T23">políticas de protección de la información,</text:span><text:span text:style-name="T22"> por ejemplo: se compromete a manejar esta información bajo los estándares más estrictos de secreto profesional y confidencialidad en atención a nuestra política de protección de la información (</text:span><text:span text:style-name="T23">inserte enlace a política o descríbala brevemente si no es pública</text:span><text:span text:style-name="T22">)]</text:span></text:p>
          <text:p text:style-name="P13"/>
        </text:list-item>
        <text:list-item>
          <text:p text:style-name="P16"><text:bookmark text:name="docs-internal-guid-45639de1-7fff-c385-ebeb-010359363ca2"/><text:span text:style-name="T18">La PERSONA BENEFICIARIA se compromete a seguir lineamientos indicados en relación a la confidencialidad de la información.</text:span><text:span text:style-name="T21"> [agregar detalle sobre confidencialidad de la investigación, por ejemplo: Se acuerda que la presente investigación es de carácter confidencial, y no se debe compartir ni el nombre de LA ORGANIZACIÓN ni detalles sobre la investigación forense]</text:span><text:span text:style-name="T18">. </text:span><text:span text:style-name="T20">L</text:span><text:span text:style-name="T18">A ORGANIZACIÓN se reserva el derecho de terminar la investigación en caso de que no se cumplan los acuerdos de confidencialidad establecidos. </text:span></text:p>
          <text:p text:style-name="P14"/>
        </text:list-item>
        <text:list-item>
          <text:p text:style-name="P12"><text:bookmark text:name="docs-internal-guid-a79786cf-7fff-1bcb-283e-b8ebc22a1761"/>En cualquier momento durante la investigación, cualquiera de las dos partes, LA ORGANIZACIÓN o LA PERSONA BENEFICIARIA, pueden decidir terminar su participación en la investigación. </text:p>
        </text:list-item>
      </text:list>
      <text:p text:style-name="P4"/>
      <text:p text:style-name="P4">Considerando lo anterior, proporciono esta información voluntariamente. He leído y entiendo este documento y estoy de acuerdo con sus términos.</text:p>
      <text:p text:style-name="P6"/>
      <text:p text:style-name="P7"><text:span text:style-name="T5">Fecha: <text:s/></text:span><text:span text:style-name="T5"><draw:control text:anchor-type="as-char" draw:z-index="2" draw:name="Control 4" draw:style-name="gr3" draw:text-style-name="P27" svg:width="1.8335in" svg:height="0.198in" draw:control="control3"/></text:span></text:p>
      <text:p text:style-name="P8"><text:span text:style-name="T5">Firma: <text:s text:c="2"/></text:span><text:span text:style-name="T5"><draw:control text:anchor-type="as-char" svg:y="-0.1874in" draw:z-index="1" draw:name="Control 5" draw:style-name="gr4" draw:text-style-name="P28" svg:width="1.9425in" svg:height="0.2705in" draw:control="control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Fira Sans" svg:font-family="'Fira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imbus Sans" svg:font-family="'Nimbus Sans'" style:font-adornments="Regular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1:10:46.547774247</meta:creation-date>
    <meta:generator>LibreOffice/7.3.7.2$Linux_X86_64 LibreOffice_project/30$Build-2</meta:generator>
    <dc:date>2025-04-02T11:21:08.966507180</dc:date>
    <meta:editing-duration>PT30M41S</meta:editing-duration>
    <meta:editing-cycles>7</meta:editing-cycles>
    <meta:document-statistic meta:table-count="0" meta:image-count="0" meta:object-count="0" meta:page-count="2" meta:paragraph-count="19" meta:word-count="378" meta:character-count="2604" meta:non-whitespace-character-count="2235"/>
  </office:meta>
</office:document-meta>
</file>